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10000000000000200000002000309F1C.png" manifest:media-type="image/png"/>
  <manifest:file-entry manifest:full-path="Pictures/2000000100000118000000D851DC808A.svm" manifest:media-type=""/>
  <manifest:file-entry manifest:full-path="Pictures/2000000200000218000000B77D6612AB.eps" manifest:media-type=""/>
  <manifest:file-entry manifest:full-path="Pictures/2000000100000124000000D8A19DD694.svm" manifest:media-type=""/>
  <manifest:file-entry manifest:full-path="Pictures/20000001000000FE000000FA28DF3A3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4.462cm" svg:height="1.523cm" svg:x="4.062cm" svg:y="0.654cm">
          <draw:image xlink:href="Pictures/2000000200000218000000B77D6612AB.eps" xlink:type="simple" xlink:show="embed" xlink:actuate="onLoad">
            <text:p/>
          </draw:image>
        </draw:frame>
        <draw:frame draw:style-name="gr2" draw:text-style-name="P1" draw:layer="layout" svg:width="0.335cm" svg:height="0.258cm" svg:x="3.666cm" svg:y="1.386cm">
          <draw:image xlink:href="Pictures/2000000100000118000000D851DC808A.svm" xlink:type="simple" xlink:show="embed" xlink:actuate="onLoad">
            <text:p/>
          </draw:image>
        </draw:frame>
        <draw:frame draw:style-name="gr3" draw:text-style-name="P1" draw:layer="layout" svg:width="0.349cm" svg:height="0.258cm" svg:x="8.545cm" svg:y="1.254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456cm" svg:height="0.355cm" svg:x="7.636cm" svg:y="0.294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304cm" svg:height="0.299cm" svg:x="7.02cm" svg:y="0.822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304cm" svg:height="0.299cm" svg:x="6.468cm" svg:y="0.822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304cm" svg:height="0.299cm" svg:x="5.977cm" svg:y="0.822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304cm" svg:height="0.299cm" svg:x="5.417cm" svg:y="0.822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304cm" svg:height="0.299cm" svg:x="4.888cm" svg:y="0.822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304cm" svg:height="0.299cm" svg:x="4.319cm" svg:y="0.822cm">
          <draw:image xlink:href="Pictures/20000001000000FE000000FA28DF3A34.svm" xlink:type="simple" xlink:show="embed" xlink:actuate="onLoad">
            <text:p/>
          </draw:image>
        </draw:frame>
        <draw:custom-shape draw:style-name="gr6" draw:text-style-name="P1" draw:layer="layout" svg:width="0.154cm" svg:height="2.997cm" draw:transform="rotate (-1.57079632679579) translate (7.366cm 1.42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" draw:layer="layout" svg:width="0.446cm" svg:height="0.355cm" svg:x="5.65cm" svg:y="1.672cm">
          <draw:image xlink:href="Pictures/2000000100000175000001295D7A3A3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29T11:18:01</meta:creation-date>
    <meta:editing-duration>PT3M45S</meta:editing-duration>
    <meta:editing-cycles>3</meta:editing-cycles>
    <meta:generator>LibreOffice/3.3$Linux LibreOffice_project/330m19$Build-401</meta:generator>
    <dc:title>kkkFigures</dc:title>
    <meta:initial-creator>kkk </meta:initial-creator>
    <dc:date>2014-03-29T11:21:45</dc:date>
    <dc:creator>kkk </dc:creator>
    <meta:document-statistic meta:object-count="12"/>
    <meta:template xlink:type="simple" xlink:actuate="onRequest" xlink:title="kkkFigures" xlink:href="../../../../.libreoffice/3/user/template/kkkFigures.otg" meta:date="2014-03-29T11:18:00"/>
  </office:meta>
</office:document-meta>
</file>